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2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27.7cm" table:align="margins" style:writing-mode="lr-tb"/>
    </style:style>
    <style:style style:name="Tabelle3.A" style:family="table-column">
      <style:table-column-properties style:column-width="3.463cm" style:rel-column-width="8191*"/>
    </style:style>
    <style:style style:name="Tabelle3.H" style:family="table-column">
      <style:table-column-properties style:column-width="3.464cm" style:rel-column-width="819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G1" style:family="table-cell">
      <style:table-cell-properties style:vertical-align="middle" fo:padding="0.097cm" fo:border="0.05pt solid #000000"/>
    </style:style>
    <style:style style:name="Tabel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none" fo:border-top="none" fo:border-bottom="0.05pt solid #000000"/>
    </style:style>
    <style:style style:name="Tabelle3.G3" style:family="table-cell">
      <style:table-cell-properties fo:padding="0.097cm" fo:border-left="0.05pt solid #000000" fo:border-right="none" fo:border-top="none" fo:border-bottom="0.05pt solid #000000"/>
    </style:style>
    <style:style style:name="Tabel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none" fo:border-top="none" fo:border-bottom="0.05pt solid #000000"/>
    </style:style>
    <style:style style:name="Tabelle3.G4" style:family="table-cell">
      <style:table-cell-properties fo:padding="0.097cm" fo:border-left="0.05pt solid #000000" fo:border-right="none" fo:border-top="none" fo:border-bottom="0.05pt solid #000000"/>
    </style:style>
    <style:style style:name="Tabel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none" fo:border-top="none" fo:border-bottom="0.05pt solid #000000"/>
    </style:style>
    <style:style style:name="Tabelle3.F5" style:family="table-cell">
      <style:table-cell-properties fo:padding="0.097cm" fo:border-left="0.05pt solid #000000" fo:border-right="none" fo:border-top="none" fo:border-bottom="0.05pt solid #000000"/>
    </style:style>
    <style:style style:name="Tabelle3.G5" style:family="table-cell">
      <style:table-cell-properties fo:padding="0.097cm" fo:border-left="0.05pt solid #000000" fo:border-right="none" fo:border-top="none" fo:border-bottom="0.05pt solid #000000"/>
    </style:style>
    <style:style style:name="Tabelle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none" fo:border-top="none" fo:border-bottom="0.05pt solid #000000"/>
    </style:style>
    <style:style style:name="Tabelle3.F6" style:family="table-cell">
      <style:table-cell-properties fo:padding="0.097cm" fo:border-left="0.05pt solid #000000" fo:border-right="none" fo:border-top="none" fo:border-bottom="0.05pt solid #000000"/>
    </style:style>
    <style:style style:name="Tabelle3.G6" style:family="table-cell">
      <style:table-cell-properties fo:padding="0.097cm" fo:border-left="0.05pt solid #000000" fo:border-right="none" fo:border-top="none" fo:border-bottom="0.05pt solid #000000"/>
    </style:style>
    <style:style style:name="Tabelle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none" fo:border-top="none" fo:border-bottom="0.05pt solid #000000"/>
    </style:style>
    <style:style style:name="Tabelle3.F7" style:family="table-cell">
      <style:table-cell-properties fo:padding="0.097cm" fo:border-left="0.05pt solid #000000" fo:border-right="none" fo:border-top="none" fo:border-bottom="0.05pt solid #000000"/>
    </style:style>
    <style:style style:name="Tabelle3.G7" style:family="table-cell">
      <style:table-cell-properties fo:padding="0.097cm" fo:border-left="0.05pt solid #000000" fo:border-right="none" fo:border-top="none" fo:border-bottom="0.05pt solid #000000"/>
    </style:style>
    <style:style style:name="Tabelle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443cm" fo:margin-left="-0.191cm" table:align="left" style:writing-mode="lr-tb"/>
    </style:style>
    <style:style style:name="Tabelle2.A" style:family="table-column">
      <style:table-column-properties style:column-width="3.277cm"/>
    </style:style>
    <style:style style:name="Tabelle2.B" style:family="table-column">
      <style:table-column-properties style:column-width="0.833cm"/>
    </style:style>
    <style:style style:name="Tabelle2.C" style:family="table-column">
      <style:table-column-properties style:column-width="13.33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.2" style:family="table-row">
      <style:table-row-properties style:row-height="0.199cm" fo:keep-together="auto"/>
    </style:style>
    <style:style style:name="Tabelle2.7" style:family="table-row">
      <style:table-row-properties style:min-row-height="0.18cm" fo:keep-together="auto"/>
    </style:style>
    <style:style style:name="P1" style:family="paragraph" style:parent-style-name="Header">
      <style:paragraph-properties>
        <style:tab-stops>
          <style:tab-stop style:position="8.502cm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0.001cm" style:type="center"/>
          <style:tab-stop style:position="18.002cm" style:type="right"/>
          <style:tab-stop style:position="19.503cm"/>
        </style:tab-stops>
      </style:paragraph-properties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fo:language="en" fo:country="US" fo:font-weight="bold" style:font-weight-asian="bold" style:font-name-complex="Arial" style:font-style-complex="italic"/>
    </style:style>
    <style:style style:name="P6" style:family="paragraph" style:parent-style-name="Standard">
      <style:paragraph-properties>
        <style:tab-stops>
          <style:tab-stop style:position="1.64cm"/>
        </style:tab-stops>
      </style:paragraph-properties>
      <style:text-properties style:font-name="Arial" fo:language="en" fo:country="GB" style:font-name-complex="Arial"/>
    </style:style>
    <style:style style:name="P7" style:family="paragraph" style:parent-style-name="Standard">
      <style:paragraph-properties>
        <style:tab-stops>
          <style:tab-stop style:position="1.64cm"/>
        </style:tab-stops>
      </style:paragraph-properties>
      <style:text-properties style:font-name="Arial" fo:font-size="9pt" fo:language="en" fo:country="GB" style:font-size-asian="9pt" style:font-name-complex="Arial" style:font-size-complex="9pt"/>
    </style:style>
    <style:style style:name="P8" style:family="paragraph" style:parent-style-name="Standard">
      <style:paragraph-properties style:snap-to-layout-grid="false">
        <style:tab-stops>
          <style:tab-stop style:position="3.501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9" style:family="paragraph" style:parent-style-name="Standard">
      <style:paragraph-properties fo:text-align="start" style:justify-single-word="false" style:snap-to-layout-grid="false">
        <style:tab-stops>
          <style:tab-stop style:position="3.501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>
        <style:tab-stops>
          <style:tab-stop style:position="1.64cm"/>
        </style:tab-stops>
      </style:paragraph-properties>
    </style:style>
    <style:style style:name="P11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1.64cm"/>
        </style:tab-stops>
      </style:paragraph-properties>
      <style:text-properties fo:color="#0000ff"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Standard">
      <style:paragraph-properties fo:margin-top="0.071cm" fo:margin-bottom="0.071cm" style:contextual-spacing="false" style:snap-to-layout-grid="false">
        <style:tab-stops>
          <style:tab-stop style:position="1.64cm"/>
        </style:tab-stops>
      </style:paragraph-properties>
      <style:text-properties style:font-name="Arial" fo:font-size="9pt" fo:language="en" fo:country="GB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Standard" style:list-style-name="L1">
      <style:text-properties style:font-name="Arial" fo:font-weight="bold" style:font-weight-asian="bold" style:font-name-complex="Arial" style:font-style-complex="italic"/>
    </style:style>
    <style:style style:name="P16" style:family="paragraph" style:parent-style-name="Header" style:master-page-name="Standard">
      <style:paragraph-properties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style-complex="italic"/>
    </style:style>
    <style:style style:name="T1" style:family="text">
      <style:text-properties style:font-name="Arial" fo:font-size="7pt" style:font-size-asian="7pt" style:font-name-complex="Arial" style:font-size-complex="7pt"/>
    </style:style>
    <style:style style:name="T2" style:family="text">
      <style:text-properties fo:font-size="7pt" style:font-size-asian="7pt" style:font-name-complex="Arial" style:font-size-complex="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>Matrix – Ergebnisqualität</text:p>
      <text:p text:style-name="P4"/>
      <text:p text:style-name="P5"/>
      <text:list xml:id="list5735407290073058251" text:style-name="L1">
        <text:list-item>
          <text:p text:style-name="P15">DFS / OAS (jährliche Bestimmung)</text:p>
        </text:list-item>
      </text:list>
      <text:p text:style-name="P6"/>
      <text:p text:style-name="P12">Auditjahr: ##auditjahr##</text:p>
      <text:p text:style-name="P13">Nachsorgejahr: ##bezugsjahr##</text:p>
      <text:p text:style-name="P6"/>
      <table:table table:name="Tabelle3" table:style-name="Tabelle3">
        <table:table-column table:style-name="Tabelle3.A" table:number-columns-repeated="7"/>
        <table:table-column table:style-name="Tabelle3.H"/>
        <table:table-row>
          <table:table-cell table:style-name="Tabelle3.A1" table:number-rows-spanned="2" office:value-type="string">
            <text:p text:style-name="P12">Angabe Jahr Primärfälle </text:p>
          </table:table-cell>
          <table:table-cell table:style-name="Tabelle3.B1" table:number-rows-spanned="2" office:value-type="string">
            <text:p text:style-name="P14">Anzahl Primärfälle</text:p>
            <text:p text:style-name="P14">(posttherapeutisch tumorfrei) </text:p>
          </table:table-cell>
          <table:table-cell table:style-name="Tabelle3.B1" table:number-rows-spanned="2" office:value-type="string">
            <text:p text:style-name="P14">Patienten mit Follow-Up</text:p>
          </table:table-cell>
          <table:table-cell table:style-name="Tabelle3.B1" table:number-rows-spanned="2" office:value-type="string">
            <text:p text:style-name="P14">Follow-Up Quote</text:p>
          </table:table-cell>
          <table:table-cell table:style-name="Tabelle3.B1" table:number-columns-spanned="2" office:value-type="string">
            <text:p text:style-name="P14">DFS</text:p>
          </table:table-cell>
          <table:covered-table-cell/>
          <table:table-cell table:style-name="Tabelle3.G1" table:number-columns-spanned="2" office:value-type="string">
            <text:p text:style-name="P14">O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elle3.E2" office:value-type="string">
            <text:p text:style-name="P14">absolut</text:p>
          </table:table-cell>
          <table:table-cell table:style-name="Tabelle3.E2" office:value-type="string">
            <text:p text:style-name="P14">in %</text:p>
          </table:table-cell>
          <table:table-cell table:style-name="Tabelle3.E2" office:value-type="string">
            <text:p text:style-name="P14">absolut</text:p>
          </table:table-cell>
          <table:table-cell table:style-name="Tabelle3.H2" office:value-type="string">
            <text:p text:style-name="P14">in %</text:p>
          </table:table-cell>
        </table:table-row>
        <table:table-row>
          <table:table-cell table:style-name="Tabelle3.G7" office:value-type="string">
            <text:p text:style-name="P11">##vorjahr_01##</text:p>
          </table:table-cell>
          <table:table-cell table:style-name="Tabelle3.G7" office:value-type="string">
            <text:p text:style-name="P11">##p_01##</text:p>
          </table:table-cell>
          <table:table-cell table:style-name="Tabelle3.G7" office:value-type="string">
            <text:p text:style-name="P11">##f_01##</text:p>
          </table:table-cell>
          <table:table-cell table:style-name="Tabelle3.G7" office:value-type="string">
            <text:p text:style-name="P11">##fq_01##</text:p>
          </table:table-cell>
          <table:table-cell table:style-name="Tabelle3.G7" office:value-type="string">
            <text:p text:style-name="P11">##dfs_a_01##</text:p>
          </table:table-cell>
          <table:table-cell table:style-name="Tabelle3.G7" office:value-type="string">
            <text:p text:style-name="P11">##dfs_p_01##</text:p>
          </table:table-cell>
          <table:table-cell table:style-name="Tabelle3.G7" office:value-type="string">
            <text:p text:style-name="P11">##oas_a_01##</text:p>
          </table:table-cell>
          <table:table-cell table:style-name="Tabelle3.H7" office:value-type="string">
            <text:p text:style-name="P11">##oas_p_01##</text:p>
          </table:table-cell>
        </table:table-row>
        <table:table-row>
          <table:table-cell table:style-name="Tabelle3.G7" office:value-type="string">
            <text:p text:style-name="P11">##vorjahr_02##</text:p>
          </table:table-cell>
          <table:table-cell table:style-name="Tabelle3.G7" office:value-type="string">
            <text:p text:style-name="P11">##p_02##</text:p>
          </table:table-cell>
          <table:table-cell table:style-name="Tabelle3.G7" office:value-type="string">
            <text:p text:style-name="P11">##f_02##</text:p>
          </table:table-cell>
          <table:table-cell table:style-name="Tabelle3.G7" office:value-type="string">
            <text:p text:style-name="P11">##fq_02##</text:p>
          </table:table-cell>
          <table:table-cell table:style-name="Tabelle3.G7" office:value-type="string">
            <text:p text:style-name="P11">##dfs_a_02##</text:p>
          </table:table-cell>
          <table:table-cell table:style-name="Tabelle3.G7" office:value-type="string">
            <text:p text:style-name="P11">##dfs_p_02##</text:p>
          </table:table-cell>
          <table:table-cell table:style-name="Tabelle3.G7" office:value-type="string">
            <text:p text:style-name="P11">##oas_a_02##</text:p>
          </table:table-cell>
          <table:table-cell table:style-name="Tabelle3.H7" office:value-type="string">
            <text:p text:style-name="P11">##oas_p_02##</text:p>
          </table:table-cell>
        </table:table-row>
        <table:table-row>
          <table:table-cell table:style-name="Tabelle3.G7" office:value-type="string">
            <text:p text:style-name="P11">##vorjahr_03##</text:p>
          </table:table-cell>
          <table:table-cell table:style-name="Tabelle3.G7" office:value-type="string">
            <text:p text:style-name="P11">##p_03##</text:p>
          </table:table-cell>
          <table:table-cell table:style-name="Tabelle3.G7" office:value-type="string">
            <text:p text:style-name="P11">##f_03##</text:p>
          </table:table-cell>
          <table:table-cell table:style-name="Tabelle3.G7" office:value-type="string">
            <text:p text:style-name="P11">##fq_03##</text:p>
          </table:table-cell>
          <table:table-cell table:style-name="Tabelle3.G7" office:value-type="string">
            <text:p text:style-name="P11">##dfs_a_03##</text:p>
          </table:table-cell>
          <table:table-cell table:style-name="Tabelle3.G7" office:value-type="string">
            <text:p text:style-name="P11">##dfs_p_03##</text:p>
          </table:table-cell>
          <table:table-cell table:style-name="Tabelle3.G7" office:value-type="string">
            <text:p text:style-name="P11">##oas_a_03##</text:p>
          </table:table-cell>
          <table:table-cell table:style-name="Tabelle3.H7" office:value-type="string">
            <text:p text:style-name="P11">##oas_p_03##</text:p>
          </table:table-cell>
        </table:table-row>
        <table:table-row>
          <table:table-cell table:style-name="Tabelle3.G7" office:value-type="string">
            <text:p text:style-name="P11">##vorjahr_04##</text:p>
          </table:table-cell>
          <table:table-cell table:style-name="Tabelle3.G7" office:value-type="string">
            <text:p text:style-name="P11">##p_04##</text:p>
          </table:table-cell>
          <table:table-cell table:style-name="Tabelle3.G7" office:value-type="string">
            <text:p text:style-name="P11">##f_04##</text:p>
          </table:table-cell>
          <table:table-cell table:style-name="Tabelle3.G7" office:value-type="string">
            <text:p text:style-name="P11">##fq_04##</text:p>
          </table:table-cell>
          <table:table-cell table:style-name="Tabelle3.G7" office:value-type="string">
            <text:p text:style-name="P11">##dfs_a_04##</text:p>
          </table:table-cell>
          <table:table-cell table:style-name="Tabelle3.G7" office:value-type="string">
            <text:p text:style-name="P11">##dfs_p_04##</text:p>
          </table:table-cell>
          <table:table-cell table:style-name="Tabelle3.G7" office:value-type="string">
            <text:p text:style-name="P11">##oas_a_04##</text:p>
          </table:table-cell>
          <table:table-cell table:style-name="Tabelle3.H7" office:value-type="string">
            <text:p text:style-name="P11">##oas_p_04##</text:p>
          </table:table-cell>
        </table:table-row>
        <table:table-row>
          <table:table-cell table:style-name="Tabelle3.G7" office:value-type="string">
            <text:p text:style-name="P11">##vorjahr_05##</text:p>
          </table:table-cell>
          <table:table-cell table:style-name="Tabelle3.G7" office:value-type="string">
            <text:p text:style-name="P11">##p_05##</text:p>
          </table:table-cell>
          <table:table-cell table:style-name="Tabelle3.G7" office:value-type="string">
            <text:p text:style-name="P11">##f_05##</text:p>
          </table:table-cell>
          <table:table-cell table:style-name="Tabelle3.G7" office:value-type="string">
            <text:p text:style-name="P11">##fq_05##</text:p>
          </table:table-cell>
          <table:table-cell table:style-name="Tabelle3.G7" office:value-type="string">
            <text:p text:style-name="P11">##dfs_a_05##</text:p>
          </table:table-cell>
          <table:table-cell table:style-name="Tabelle3.G7" office:value-type="string">
            <text:p text:style-name="P11">##dfs_p_05##</text:p>
          </table:table-cell>
          <table:table-cell table:style-name="Tabelle3.G7" office:value-type="string">
            <text:p text:style-name="P11">##oas_a_05##</text:p>
          </table:table-cell>
          <table:table-cell table:style-name="Tabelle3.H7" office:value-type="string">
            <text:p text:style-name="P11">##oas_p_05##</text:p>
          </table:table-cell>
        </table:table-row>
      </table:table>
      <text:p text:style-name="P6"/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9">Allgemeines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Die Zuständigkeiten (z.B. Urologie, Strahlentherapie) sind klar festzulegen und der Patient sollte nicht mehrfach dahingehend befragt werden. </text:p>
          </table:table-cell>
        </table:table-row>
        <table:table-row table:style-name="Tabelle2.2"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8">Erstzertifizierung: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Zum Zeitpunkt der Erstzertifizierung müssen noch keine Daten zur Ergebnisqualität dargestellt werden</text:p>
          </table:table-cell>
        </table:table-row>
        <table:table-row table:style-name="Tabelle2.2"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8">1. Überwachungsaudit: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Nach 1 Jahr müssen erstmalig Daten zur Ergebnisqualität dargestellt werden</text:p>
          </table:table-cell>
        </table:table-row>
        <table:table-row table:style-name="Tabelle2.2"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/>
          </table:table-cell>
        </table:table-row>
        <table:table-row table:style-name="Tabelle2.7">
          <table:table-cell table:style-name="Tabelle2.A1" office:value-type="string">
            <text:p text:style-name="P8">Nachsorgejahr</text:p>
          </table:table-cell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8">Das Nachsorgejahr ist immer das Kalenderjahr vor dem Auditjahr. Beispiel: Auch wenn das Audit am 12.12.2009 stattfindet, ist das Nachsorgejahr 2008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angal2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de" fo:country="D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Page_20_Number" style:display-name="Page Number" style:family="text" style:parent-style-name="WW-Absatz-Standardschriftar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02cm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0.001cm" style:type="center"/>
          <style:tab-stop style:position="18.002cm" style:type="right"/>
          <style:tab-stop style:position="19.503cm"/>
        </style:tab-stops>
      </style:paragraph-properties>
    </style:style>
    <style:style style:name="MT1" style:family="text">
      <style:text-properties style:font-name="Arial" fo:font-size="7pt" style:font-size-asian="7pt" style:font-name-complex="Arial" style:font-size-complex="7pt"/>
    </style:style>
    <style:style style:name="MT2" style:family="text">
      <style:text-properties fo:font-size="7pt" style:font-size-asian="7pt" style:font-name-complex="Arial" style:font-size-complex="7pt"/>
    </style:style>
    <style:page-layout style:name="Mpm1">
      <style:page-layout-properties fo:page-width="29.7cm" fo:page-height="21.001cm" style:num-format="1" style:print-orientation="landscape" fo:margin-top="0.801cm" fo:margin-bottom="1cm" fo:margin-left="1cm" fo:margin-right="1cm" style:writing-mode="lr-tb" style:layout-grid-color="#c0c0c0" style:layout-grid-lines="40" style:layout-grid-base-height="0.4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.1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.099cm" fo:margin-left="1cm" fo:margin-right="1cm" style:writing-mode="lr-tb" style:layout-grid-color="#c0c0c0" style:layout-grid-lines="39" style:layout-grid-base-height="0.4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/><text:tab/></text:p>
        <text:p text:style-name="MP1"/>
      </style:header>
      <style:footer>
        <text:p text:style-name="MP2"><text:span text:style-name="MT1"><text:tab/><text:tab/>Seite </text:span><text:span text:style-name="Page_20_Number"><text:span text:style-name="MT2"><text:page-number text:select-page="current">1</text:page-number></text:span></text:span><text:span text:style-name="Page_20_Number"><text:span text:style-name="MT1"> von </text:span></text:span><text:span text:style-name="Page_20_Number"><text:span text:style-name="MT2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ichalsky</meta:initial-creator>
    <meta:creation-date>2011-03-30T13:53:03</meta:creation-date>
    <dc:date>2016-07-29T10:36:15.68</dc:date>
    <meta:editing-cycles>16</meta:editing-cycles>
    <meta:editing-duration>PT24M25S</meta:editing-duration>
    <meta:generator>LibreOffice/4.0.0.3$Windows_x86 LibreOffice_project/7545bee9c2a0782548772a21bc84a9dcc583b89</meta:generator>
    <meta:document-statistic meta:table-count="2" meta:image-count="0" meta:object-count="0" meta:page-count="1" meta:paragraph-count="65" meta:word-count="141" meta:character-count="1229" meta:non-whitespace-character-count="1145"/>
  </office:meta>
</office:document-meta>
</file>